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23   |   <text:a xlink:type="simple" xlink:href="http://palinfo.habago.org/Entry?Command=Information_PrintForum#FORUM40407"><text:span text:style-name="T1">#</text:span></text:a></text:p>
      <text:p text:style-name="P2">從這一刻開始~ 一行禪師</text:p>
      <text:p text:style-name="P2">如果你能真正深入感觸一朵花，你將觸摸到整個宇宙。</text:p>
      <text:p text:style-name="P2"/>
      <text:p text:style-name="P2">我們一定要教會自己和孩子們去欣賞、品味生活中已有的簡單快樂。這在我們這個已經發狂的社會裡或許不是一件容易的事，但卻非常重要。跟你的小兒小女坐在草地上，指點那綠草中星星點點、或藍或黃的小花，一起注目大自然的奇蹟。和平教育就從這一刻開始。</text:p>
      <text:p text:style-name="P2"/>
      <text:p text:style-name="P2">~ 一行禪師（Thich Nhat Hanh)</text:p>
      <text:p text:style-name="P2"/>
      <text:p text:style-name="P2">作者簡介：</text:p>
      <text:p text:style-name="P2"/>
      <text:p text:style-name="P2">《禪》雜誌提供</text:p>
      <text:p text:style-name="P2"/>
      <text:p text:style-name="P2">【一行禪師】</text:p>
      <text:p text:style-name="P2"/>
      <text:p text:style-name="P2">一行禪師（Thich Nhat Hanh）於1926年生於越南中部，十六歲出家，後創立青年社會服務學派、梵漢佛教大學和 Tiep Hien 團體。1966年訪美。後到歐洲，定居法國。</text:p>
      <text:p text:style-name="P2"/>
      <text:p text:style-name="P2">一行禪師不僅是一位優秀的宗教實踐家和活動家，同時他還是一位詩人、作家。到目前為止他已用越南語、英語和法語寫過八十多本書。</text:p>
      <text:p text:style-name="P2"/>
      <text:p text:style-name="P2">他的書由於關注人類的存在狀況，關注人類心靈的苦難和療救，加之他對佛法的深刻體驗和深入淺出的詩意表述，已經被譯成三十多個國家的文字，在歐美暢銷書排行榜中曾兩度進入前十名，在這些書中，它是唯一的非小說類暢銷書，這在出版史上是很少見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